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8.85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3"/>
    <style:style style:name="ce3" style:family="table-cell" style:parent-style-name="Default" style:data-style-name="N113">
      <style:table-cell-properties fo:background-color="#ffff00"/>
    </style:style>
    <style:style style:name="ce4" style:family="table-cell" style:parent-style-name="Default" style:data-style-name="N114"/>
    <style:style style:name="ce5" style:family="table-cell" style:parent-style-name="Default" style:data-style-name="N114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eside_rev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row 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o4</text:p>
          </table:table-cell>
          <table:table-cell office:value-type="string" calcext:value-type="string">
            <text:p>logo_hear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heart2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2] * [.F2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_flat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flatligh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3] * [.F3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R6,R9,R8,R13,R12,R4</text:p>
          </table:table-cell>
          <table:table-cell office:value-type="string" calcext:value-type="string">
            <text:p>R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4] * [.F4]" office:value-type="currency" office:currency="EUR" office:value="0.035" calcext:value-type="currency">
            <text:p>0.035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,R11,R3,R2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5] * [.F5]" office:value-type="currency" office:currency="EUR" office:value="0.02" calcext:value-type="currency">
            <text:p>0.02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2,TP1</text:p>
          </table:table-cell>
          <table:table-cell office:value-type="string" calcext:value-type="string">
            <text:p>TESTPOINT_0.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6] * [.F6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_Wuerth_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currency" office:currency="EUR" office:value="0.2" calcext:value-type="currency">
            <text:p>0.2000 EUR</text:p>
          </table:table-cell>
          <table:table-cell table:formula="of:=[.D7] * [.F7]" office:value-type="currency" office:currency="EUR" office:value="0.2" calcext:value-type="currency">
            <text:p>0.20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currency" office:currency="EUR" office:value="0.121" calcext:value-type="currency">
            <text:p>0.1210 EUR</text:p>
          </table:table-cell>
          <table:table-cell table:formula="of:=[.D8] * [.F8]" office:value-type="currency" office:currency="EUR" office:value="0.121" calcext:value-type="currency">
            <text:p>0.121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7,C4,C6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currency" office:currency="EUR" office:value="0.02" calcext:value-type="currency">
            <text:p>0.0200 EUR</text:p>
          </table:table-cell>
          <table:table-cell table:formula="of:=[.D9] * [.F9]" office:value-type="currency" office:currency="EUR" office:value="0.08" calcext:value-type="currency">
            <text:p>0.080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osch_LGA-14_3x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3</text:p>
          </table:table-cell>
          <table:table-cell office:value-type="currency" office:currency="EUR" office:value="2.62" calcext:value-type="currency">
            <text:p>2.6200 EUR</text:p>
          </table:table-cell>
          <table:table-cell table:formula="of:=[.D10] * [.F10]" office:value-type="currency" office:currency="EUR" office:value="2.62" calcext:value-type="currency">
            <text:p>2.6200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11] * [.F11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go5</text:p>
          </table:table-cell>
          <table:table-cell office:value-type="string" calcext:value-type="string">
            <text:p>logo_flatlight_git_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flatlight-gi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12] * [.F12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logo_h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horse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13] * [.F13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go6</text:p>
          </table:table-cell>
          <table:table-cell office:value-type="string" calcext:value-type="string">
            <text:p>logo_REV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rev18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14] * [.F14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currency" office:currency="EUR" office:value="0.33" calcext:value-type="currency">
            <text:p>0.3300 EUR</text:p>
          </table:table-cell>
          <table:table-cell table:formula="of:=[.D15] * [.F15]" office:value-type="currency" office:currency="EUR" office:value="0.33" calcext:value-type="currency">
            <text:p>0.3300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32-1EP_5x5mm_P0.5mm_EP3.1x3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MU</text:p>
          </table:table-cell>
          <table:table-cell office:value-type="currency" office:currency="EUR" office:value="2.38" calcext:value-type="currency">
            <text:p>2.3800 EUR</text:p>
          </table:table-cell>
          <table:table-cell table:formula="of:=[.D16] * [.F16]" office:value-type="currency" office:currency="EUR" office:value="2.38" calcext:value-type="currency">
            <text:p>2.3800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3,D2</text:p>
          </table:table-cell>
          <table:table-cell office:value-type="string" calcext:value-type="string">
            <text:p>LED-APA102-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A102-2020</text:p>
          </table:table-cell>
          <table:table-cell office:value-type="currency" office:currency="EUR" office:value="0.5" calcext:value-type="currency">
            <text:p>0.5000 EUR</text:p>
          </table:table-cell>
          <table:table-cell table:formula="of:=[.D17] * [.F17]" office:value-type="currency" office:currency="EUR" office:value="1" calcext:value-type="currency">
            <text:p>1.000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white_nano_smd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DIG2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18] * [.F18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white_nano_smd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DIG1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19] * [.F19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white_nano_smd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PWR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20] * [.F20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21] * [.F21]" office:value-type="currency" office:currency="EUR" office:value="0.005" calcext:value-type="currency">
            <text:p>0.005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22] * [.F22]" office:value-type="currency" office:currency="EUR" office:value="0.005" calcext:value-type="currency">
            <text:p>0.005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SMD_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PROG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23] * [.F23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6,H5,H4,H3,H2,H1</text:p>
          </table:table-cell>
          <table:table-cell office:value-type="string" calcext:value-type="string">
            <text:p>MountingHole_2.2mm_M2_Pad_V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Hole_Pad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24] * [.F24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currency" office:currency="EUR" office:value="0.023" calcext:value-type="currency">
            <text:p>0.0230 EUR</text:p>
          </table:table-cell>
          <table:table-cell table:formula="of:=[.D25] * [.F25]" office:value-type="currency" office:currency="EUR" office:value="0.023" calcext:value-type="currency">
            <text:p>0.0230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currency" office:currency="EUR" office:value="0.117" calcext:value-type="currency">
            <text:p>0.1170 EUR</text:p>
          </table:table-cell>
          <table:table-cell table:formula="of:=[.D26] * [.F26]" office:value-type="currency" office:currency="EUR" office:value="0.117" calcext:value-type="currency">
            <text:p>0.1170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cc-by-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cc-by-sa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27] * [.F27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_samsung_BG930A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_sams_BG930ABE</text:p>
          </table:table-cell>
          <table:table-cell office:value-type="currency" office:currency="EUR" office:value="16.99" calcext:value-type="currency">
            <text:p>16.9900 EUR</text:p>
          </table:table-cell>
          <table:table-cell table:formula="of:=[.D28] * [.F28]" office:value-type="currency" office:currency="EUR" office:value="16.99" calcext:value-type="currency">
            <text:p>16.9900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606_ARGB_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RGB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29] * [.F29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owerPAK_SO-8_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C1016UPD</text:p>
          </table:table-cell>
          <table:table-cell office:value-type="currency" office:currency="EUR" office:value="0.558" calcext:value-type="currency">
            <text:p>0.5580 EUR</text:p>
          </table:table-cell>
          <table:table-cell table:formula="of:=[.D30] * [.F30]" office:value-type="currency" office:currency="EUR" office:value="0.558" calcext:value-type="currency">
            <text:p>0.5580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FN-8-1EP_3x2mm_P0.5mm_EP1.75x1.4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x3DFN8</text:p>
          </table:table-cell>
          <table:table-cell office:value-type="currency" office:currency="EUR" office:value="0.531" calcext:value-type="currency">
            <text:p>0.5310 EUR</text:p>
          </table:table-cell>
          <table:table-cell table:formula="of:=[.D31] * [.F31]" office:value-type="currency" office:currency="EUR" office:value="0.531" calcext:value-type="currency">
            <text:p>0.5310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LED_Cree-XP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PAD</text:p>
          </table:table-cell>
          <table:table-cell office:value-type="currency" office:currency="EUR" office:value="0.616" calcext:value-type="currency">
            <text:p>0.6160 EUR</text:p>
          </table:table-cell>
          <table:table-cell table:formula="of:=[.D32] * [.F32]" office:value-type="currency" office:currency="EUR" office:value="2.464" calcext:value-type="currency">
            <text:p>2.4640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C 10 kΩ</text:p>
          </table:table-cell>
          <table:table-cell office:value-type="currency" office:currency="EUR" office:value="0.176" calcext:value-type="currency">
            <text:p>0.1760 EUR</text:p>
          </table:table-cell>
          <table:table-cell table:formula="of:=[.D33] * [.F33]" office:value-type="currency" office:currency="EUR" office:value="0.352" calcext:value-type="currency">
            <text:p>0.3520 €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34] * [.F34]" office:value-type="currency" office:currency="EUR" office:value="0.01" calcext:value-type="currency">
            <text:p>0.0100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go7</text:p>
          </table:table-cell>
          <table:table-cell office:value-type="string" calcext:value-type="string">
            <text:p>logo_flatlight_git_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flatlight_gi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35] * [.F35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logo_h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horse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36] * [.F36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6,R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37] * [.F37]" office:value-type="currency" office:currency="EUR" office:value="0.01" calcext:value-type="currency">
            <text:p>0.0100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1,TP2</text:p>
          </table:table-cell>
          <table:table-cell office:value-type="string" calcext:value-type="string">
            <text:p>TestPoint_Pad_1.5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38] * [.F38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5,R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Ω</text:p>
          </table:table-cell>
          <table:table-cell office:value-type="currency" office:currency="EUR" office:value="0.005" calcext:value-type="currency">
            <text:p>0.0050 EUR</text:p>
          </table:table-cell>
          <table:table-cell table:formula="of:=[.D39] * [.F39]" office:value-type="currency" office:currency="EUR" office:value="0.01" calcext:value-type="currency">
            <text:p>0.0100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U-DFN2020-6 (Type 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N2022-UFDF7</text:p>
          </table:table-cell>
          <table:table-cell office:value-type="currency" office:currency="EUR" office:value="0.27" calcext:value-type="currency">
            <text:p>0.2700 EUR</text:p>
          </table:table-cell>
          <table:table-cell table:formula="of:=[.D40] * [.F40]" office:value-type="currency" office:currency="EUR" office:value="0.54" calcext:value-type="currency">
            <text:p>0.5400 €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6,D15,D14,D13,D12,D11,D10,D9</text:p>
          </table:table-cell>
          <table:table-cell office:value-type="string" calcext:value-type="string">
            <text:p>LED_Cree-J-Ser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82" calcext:value-type="currency">
            <text:p>0.0820 EUR</text:p>
          </table:table-cell>
          <table:table-cell table:formula="of:=[.D41] * [.F41]" office:value-type="currency" office:currency="EUR" office:value="0.656" calcext:value-type="currency">
            <text:p>0.6560 €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go6</text:p>
          </table:table-cell>
          <table:table-cell office:value-type="string" calcext:value-type="string">
            <text:p>logo_REV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REV18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2] * [.F42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cc-by-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cc-by-sa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3] * [.F43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currency" office:currency="EUR" office:value="0.1" calcext:value-type="currency">
            <text:p>0.1000 EUR</text:p>
          </table:table-cell>
          <table:table-cell table:formula="of:=[.D44] * [.F44]" office:value-type="currency" office:currency="EUR" office:value="0.1" calcext:value-type="currency">
            <text:p>0.1000 €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6,H5,H4,H3,H2,H1</text:p>
          </table:table-cell>
          <table:table-cell office:value-type="string" calcext:value-type="string">
            <text:p>MountingHole_2.2mm_M2_Pad_V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Hole_Pad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5] * [.F45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_hear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hear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6] * [.F46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o5</text:p>
          </table:table-cell>
          <table:table-cell office:value-type="string" calcext:value-type="string">
            <text:p>logo_flat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flatlight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7] * [.F47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go4</text:p>
          </table:table-cell>
          <table:table-cell office:value-type="string" calcext:value-type="string">
            <text:p>logo_lightwarn_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LIGHTWARN</text:p>
          </table:table-cell>
          <table:table-cell office:value-type="currency" office:currency="EUR" office:value="0" calcext:value-type="currency">
            <text:p>0.0000 EUR</text:p>
          </table:table-cell>
          <table:table-cell table:formula="of:=[.D48] * [.F48]" office:value-type="currency" office:currency="EUR" office:value="0" calcext:value-type="currency">
            <text:p>0.0000 €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rbrauch</text:p>
          </table:table-cell>
          <table:table-cell office:value-type="string" calcext:value-type="string">
            <text:p>zinn, flux, draht, etc.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3" calcext:value-type="currency">
            <text:p>3.0000 EUR</text:p>
          </table:table-cell>
          <table:table-cell table:formula="of:=[.D49] * [.F49]" office:value-type="currency" office:currency="EUR" office:value="3" calcext:value-type="currency">
            <text:p>3.0000 €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ssing einsätze</text:p>
          </table:table-cell>
          <table:table-cell office:value-type="string" calcext:value-type="string">
            <text:p>rahmen besfestig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EUR" office:value="0.07" calcext:value-type="currency">
            <text:p>0.0700 EUR</text:p>
          </table:table-cell>
          <table:table-cell table:formula="of:=[.D50] * [.F50]" office:value-type="currency" office:currency="EUR" office:value="0.42" calcext:value-type="currency">
            <text:p>0.4200 €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rauben</text:p>
          </table:table-cell>
          <table:table-cell office:value-type="string" calcext:value-type="string">
            <text:p>rahmen besfestig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EUR" office:value="0.01" calcext:value-type="currency">
            <text:p>0.0100 EUR</text:p>
          </table:table-cell>
          <table:table-cell table:formula="of:=[.D51] * [.F51]" office:value-type="currency" office:currency="EUR" office:value="0.06" calcext:value-type="currency">
            <text:p>0.0600 €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style-name="ce3"/>
          <table:table-cell table:style-name="ce5" table:formula="of:=SUM([.G2:.G51])" office:value-type="currency" office:currency="EUR" office:value="33.137" calcext:value-type="currency">
            <text:p>33.1370 €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4" loext:min-decimal-places="4" number:min-integer-digits="1" number:grouping="true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1-14T08:38:59.096614394</dc:date>
    <meta:editing-duration>PT2M22S</meta:editing-duration>
    <meta:editing-cycles>2</meta:editing-cycles>
    <meta:document-statistic meta:table-count="1" meta:cell-count="356" meta:object-count="0"/>
  </office:meta>
</office:document-meta>
</file>